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4pt" officeooo:rsid="0007c649" officeooo:paragraph-rsid="0007c649" style:font-size-asian="14pt" style:font-size-complex="14pt"/>
    </style:style>
    <style:style style:name="P2" style:family="paragraph" style:parent-style-name="Standard">
      <style:text-properties fo:font-size="14pt" officeooo:rsid="0007c649" officeooo:paragraph-rsid="0007c649" style:font-size-asian="14pt" style:font-size-complex="14pt"/>
    </style:style>
    <style:style style:name="P3" style:family="paragraph" style:parent-style-name="Standard">
      <style:text-properties fo:font-size="14pt" officeooo:rsid="0007c649" officeooo:paragraph-rsid="0007d8a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7c649" officeooo:paragraph-rsid="0007c649" style:font-size-asian="14pt" style:font-size-complex="14pt"/>
    </style:style>
    <style:style style:name="P5" style:family="paragraph" style:parent-style-name="Standard">
      <style:text-properties fo:font-size="14pt" officeooo:rsid="00098f7c" officeooo:paragraph-rsid="00098f7c" style:font-size-asian="14pt" style:font-size-complex="14pt"/>
    </style:style>
    <style:style style:name="P6" style:family="paragraph" style:parent-style-name="Standard">
      <style:text-properties fo:font-size="14pt" officeooo:rsid="00099884" officeooo:paragraph-rsid="00099884" style:font-size-asian="14pt" style:font-size-complex="14pt"/>
    </style:style>
    <style:style style:name="P7" style:family="paragraph" style:parent-style-name="Standard">
      <style:text-properties fo:font-size="14pt" officeooo:rsid="00129c07" officeooo:paragraph-rsid="00129c07" style:font-size-asian="14pt" style:font-size-complex="14pt"/>
    </style:style>
    <style:style style:name="P8" style:family="paragraph" style:parent-style-name="Standard">
      <style:text-properties fo:font-size="14pt" officeooo:rsid="00129c07" officeooo:paragraph-rsid="00160036" style:font-size-asian="14pt" style:font-size-complex="14pt"/>
    </style:style>
    <style:style style:name="P9" style:family="paragraph" style:parent-style-name="Standard">
      <style:text-properties fo:font-size="14pt" officeooo:rsid="00161e03" officeooo:paragraph-rsid="00161e03" style:font-size-asian="14pt" style:font-size-complex="14pt"/>
    </style:style>
    <style:style style:name="P10" style:family="paragraph" style:parent-style-name="Standard">
      <style:text-properties fo:font-size="14pt" officeooo:rsid="0016a346" officeooo:paragraph-rsid="0016a346" style:font-size-asian="14pt" style:font-size-complex="14pt"/>
    </style:style>
    <style:style style:name="P11" style:family="paragraph" style:parent-style-name="Standard">
      <style:text-properties fo:font-size="14pt" officeooo:rsid="0019e472" officeooo:paragraph-rsid="0019e47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dee6f" officeooo:paragraph-rsid="0019e472" style:font-size-asian="14pt" style:font-size-complex="14pt"/>
    </style:style>
    <style:style style:name="P13" style:family="paragraph" style:parent-style-name="Standard">
      <style:text-properties fo:font-size="14pt" officeooo:rsid="001aa460" officeooo:paragraph-rsid="001aa460" style:font-size-asian="14pt" style:font-size-complex="14pt"/>
    </style:style>
    <style:style style:name="P14" style:family="paragraph" style:parent-style-name="Standard" style:list-style-name="L3">
      <style:text-properties fo:font-size="14pt" officeooo:rsid="001aa460" officeooo:paragraph-rsid="001aa460" style:font-size-asian="14pt" style:font-size-complex="14pt"/>
    </style:style>
    <style:style style:name="P15" style:family="paragraph" style:parent-style-name="Standard">
      <style:text-properties fo:font-size="14pt" officeooo:rsid="0007c649" officeooo:paragraph-rsid="0007c649" fo:background-color="#ffff00" style:font-size-asian="14pt" style:font-size-complex="14pt"/>
    </style:style>
    <style:style style:name="P16" style:family="paragraph" style:parent-style-name="Standard">
      <style:text-properties fo:color="#000000" loext:opacity="100%" fo:font-size="14pt" officeooo:rsid="001038bd" officeooo:paragraph-rsid="001038b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161e03" officeooo:paragraph-rsid="00161e03" style:font-size-asian="20pt" style:font-size-complex="20pt"/>
    </style:style>
    <style:style style:name="T1" style:family="text">
      <style:text-properties officeooo:rsid="0007d8aa"/>
    </style:style>
    <style:style style:name="T2" style:family="text">
      <style:text-properties officeooo:rsid="00099884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60036"/>
    </style:style>
    <style:style style:name="T5" style:family="text">
      <style:text-properties officeooo:rsid="00161e03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7c649" fo:background-color="#ffff00" loext:char-shading-value="0"/>
    </style:style>
    <style:style style:name="T8" style:family="text">
      <style:text-properties officeooo:rsid="00099884" fo:background-color="#ffff00" loext:char-shading-value="0"/>
    </style:style>
    <style:style style:name="T9" style:family="text">
      <style:text-properties officeooo:rsid="0019e47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Структура кода :</text:span>(команда)*--(флаги)*/(аргументы)</text:p>
      <text:p text:style-name="P2"><text:span text:style-name="T6">Cd .. </text:span>- в домашнюю папку</text:p>
      <text:p text:style-name="P2"><text:span text:style-name="T6">cd ~</text:span> - <text:s/>в корневую папку</text:p>
      <text:p text:style-name="P2"><text:span text:style-name="T6">ls -la </text:span><text:s/>- каталог папок( просмотр прав) <text:s text:c="3"/></text:p>
      <text:p text:style-name="P16"><text:span text:style-name="T7">ls </text:span>(имя папки )- файлы в папке</text:p>
      <text:p text:style-name="P1">Права</text:p>
      <text:p text:style-name="P2">--rw-(<text:span text:style-name="T6">owner</text:span>) ----(<text:span text:style-name="T6">group</text:span>)rwx(<text:span text:style-name="T6">all</text:span>)</text:p>
      <text:p text:style-name="P4">Разновидность разрешений </text:p>
      <text:p text:style-name="P15">read </text:p>
      <text:p text:style-name="P15">write</text:p>
      <text:p text:style-name="P15">execute</text:p>
      <text:p text:style-name="P2"/>
      <text:p text:style-name="P12"><text:span text:style-name="T7">сhmod -R 777 file.sh</text:span> — открываем права файлу</text:p>
      <text:p text:style-name="P12"><text:span text:style-name="T7">./file.sh </text:span>— <text:span text:style-name="T9">з</text:span>апускае<text:span text:style-name="T9">т</text:span> файл</text:p>
      <text:p text:style-name="P12"/>
      <text:p text:style-name="P12"/>
      <text:p text:style-name="P2"><text:span text:style-name="T6">ls -la /</text:span> — просмотр пути </text:p>
      <text:p text:style-name="P2"><text:span text:style-name="T6">cat .bash_history</text:span> — просмотр истории команд <text:span text:style-name="T1">с начала</text:span></text:p>
      <text:p text:style-name="P3"><text:span text:style-name="T6">tac .bash_history</text:span> — <text:span text:style-name="T1">просмотр истории команд с конца </text:span></text:p>
      <text:p text:style-name="P3"/>
      <text:p text:style-name="P3"><text:span text:style-name="T6">touch (имя файла)</text:span><text:span text:style-name="T1"> — создать файл(пустой)</text:span><text:tab/></text:p>
      <text:p text:style-name="P5"><text:span text:style-name="T7">nano (имя файла) </text:span>— текстовый редактор терминала</text:p>
      <text:p text:style-name="P6"><text:span text:style-name="T7">ctrl + X </text:span>— сохранение файла из редактора терминала</text:p>
      <text:p text:style-name="P6"><text:span text:style-name="T7">ctrl + C </text:span>— прервать программу </text:p>
      <text:p text:style-name="P6"><text:span text:style-name="T7">ctrl + shift +C </text:span>— копировать в терминале</text:p>
      <text:p text:style-name="P6"><text:span text:style-name="T6">ctrl + shift +V</text:span> - вставить в терминале</text:p>
      <text:p text:style-name="P6"><text:span text:style-name="T6">rm (имя файла)</text:span>- удалить файл</text:p>
      <text:p text:style-name="P6"><text:span text:style-name="T6">clear </text:span>— очистить терминал </text:p>
      <text:p text:style-name="P6"><text:span text:style-name="T6">mkdir (имя папки)</text:span>- создать папку</text:p>
      <text:p text:style-name="P7"><text:span text:style-name="T8">rmdir (имя папки)</text:span><text:span text:style-name="T2">- </text:span>удалить<text:span text:style-name="T2"> папку</text:span></text:p>
      <text:p text:style-name="P7"><text:span text:style-name="T8">rm (имя папки)/* -</text:span><text:span text:style-name="T2"> </text:span>очистить<text:span text:style-name="T2"> папку</text:span></text:p>
      <text:p text:style-name="P8"><text:span text:style-name="T8">rm -rf (имя папки)-</text:span><text:span text:style-name="T2"> </text:span>удалить<text:span text:style-name="T2"> папку </text:span><text:span text:style-name="T4">с содержимым </text:span></text:p>
      <text:p text:style-name="P8"><text:span text:style-name="T8">--help </text:span><text:span text:style-name="T5">- помощь</text:span></text:p>
      <text:p text:style-name="P10"><text:span text:style-name="T8">cp (имя файла) -t (имя папки)</text:span>-копировать файл в папку</text:p>
      <text:p text:style-name="P10"><text:span text:style-name="T8">mv (имя файла) -t (имя папки) </text:span><text:span text:style-name="T2">-</text:span>переместить файл в папку</text:p>
      <text:p text:style-name="P6"/>
      <text:p text:style-name="P6"/>
      <text:p text:style-name="P11"><text:span text:style-name="T7">sudo..-</text:span>открывает права разработчика</text:p>
      <text:p text:style-name="P11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git -система контроля версий :</text:p>
      <text:list xml:id="list2527502893" text:style-name="L3">
        <text:list-item>
          <text:p text:style-name="P14">GitHub</text:p>
        </text:list-item>
        <text:list-item>
          <text:p text:style-name="P14">Bitbucket</text:p>
        </text:list-item>
        <text:list-item>
          <text:p text:style-name="P14">GitLab</text:p>
        </text:list-item>
      </text:list>
      <text:p text:style-name="P17"/>
      <text:p text:style-name="P9"/>
      <text:p text:style-name="P6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29:00.412698271</meta:creation-date>
    <dc:date>2022-09-14T18:32:39.067707447</dc:date>
    <meta:editing-duration>PT41M16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2" meta:paragraph-count="37" meta:word-count="177" meta:character-count="1105" meta:non-whitespace-character-count="944"/>
  </office:meta>
</office:document-meta>
</file>